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monospace" svg:font-family="monospace, fixed"/>
    <style:font-face style:name="Liberation Serif1" svg:font-family="'Liberation Serif'" style:font-family-generic="roman"/>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rsid="00a1c71f" officeooo:paragraph-rsid="002110cf" style:font-weight-asian="normal" style:font-weight-complex="normal"/>
    </style:style>
    <style:style style:name="P4" style:family="paragraph" style:parent-style-name="Standard">
      <style:text-properties fo:font-weight="normal" officeooo:paragraph-rsid="00cef390" style:font-weight-asian="normal" style:font-weight-complex="normal"/>
    </style:style>
    <style:style style:name="P5" style:family="paragraph" style:parent-style-name="Standard">
      <style:text-properties fo:font-weight="normal" officeooo:paragraph-rsid="00db0664" style:font-weight-asian="normal" style:font-weight-complex="normal"/>
    </style:style>
    <style:style style:name="P6" style:family="paragraph" style:parent-style-name="Standard">
      <style:text-properties officeooo:paragraph-rsid="00db496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db023f" style:font-weight-asian="normal" style:font-weight-complex="normal"/>
    </style:style>
    <style:style style:name="T4" style:family="text">
      <style:text-properties officeooo:rsid="001a2ebe"/>
    </style:style>
    <style:style style:name="T5" style:family="text">
      <style:text-properties officeooo:rsid="001b64b1"/>
    </style:style>
    <style:style style:name="T6" style:family="text">
      <style:text-properties officeooo:rsid="00a47ea4"/>
    </style:style>
    <style:style style:name="T7" style:family="text">
      <style:text-properties officeooo:rsid="00a56fc2"/>
    </style:style>
    <style:style style:name="T8" style:family="text">
      <style:text-properties officeooo:rsid="00a65724"/>
    </style:style>
    <style:style style:name="T9" style:family="text">
      <style:text-properties officeooo:rsid="00a6cd21"/>
    </style:style>
    <style:style style:name="T10" style:family="text">
      <style:text-properties officeooo:rsid="00a73449"/>
    </style:style>
    <style:style style:name="T11" style:family="text">
      <style:text-properties officeooo:rsid="00a85460"/>
    </style:style>
    <style:style style:name="T12" style:family="text">
      <style:text-properties officeooo:rsid="00a9a930"/>
    </style:style>
    <style:style style:name="T13" style:family="text">
      <style:text-properties officeooo:rsid="00aab758"/>
    </style:style>
    <style:style style:name="T14" style:family="text">
      <style:text-properties officeooo:rsid="00ac8df7"/>
    </style:style>
    <style:style style:name="T15" style:family="text">
      <style:text-properties officeooo:rsid="00ae7452"/>
    </style:style>
    <style:style style:name="T16" style:family="text">
      <style:text-properties officeooo:rsid="00af36e9"/>
    </style:style>
    <style:style style:name="T17" style:family="text">
      <style:text-properties officeooo:rsid="00afc7f9"/>
    </style:style>
    <style:style style:name="T18" style:family="text">
      <style:text-properties officeooo:rsid="00b12368"/>
    </style:style>
    <style:style style:name="T19" style:family="text">
      <style:text-properties officeooo:rsid="00b30a61"/>
    </style:style>
    <style:style style:name="T20" style:family="text">
      <style:text-properties style:font-name="Liberation Serif" officeooo:rsid="00b395f4"/>
    </style:style>
    <style:style style:name="T21" style:family="text">
      <style:text-properties style:font-name="Liberation Serif" officeooo:rsid="00b4eace"/>
    </style:style>
    <style:style style:name="T22" style:family="text">
      <style:text-properties style:font-name="Liberation Serif" officeooo:rsid="00b5bcf7"/>
    </style:style>
    <style:style style:name="T23" style:family="text">
      <style:text-properties style:font-name="Liberation Serif" officeooo:rsid="00b5e699"/>
    </style:style>
    <style:style style:name="T24" style:family="text">
      <style:text-properties style:font-name="Liberation Serif" officeooo:rsid="00b6f144"/>
    </style:style>
    <style:style style:name="T25" style:family="text">
      <style:text-properties style:font-name="Liberation Serif" officeooo:rsid="00b909bd"/>
    </style:style>
    <style:style style:name="T26" style:family="text">
      <style:text-properties style:font-name="Liberation Serif" officeooo:rsid="00bd1525"/>
    </style:style>
    <style:style style:name="T27" style:family="text">
      <style:text-properties style:font-name="Liberation Serif" officeooo:rsid="00be1fc2"/>
    </style:style>
    <style:style style:name="T28" style:family="text">
      <style:text-properties style:font-name="Liberation Serif" officeooo:rsid="00c1326a"/>
    </style:style>
    <style:style style:name="T29" style:family="text">
      <style:text-properties style:font-name="Liberation Serif" officeooo:rsid="00c25b72"/>
    </style:style>
    <style:style style:name="T30" style:family="text">
      <style:text-properties style:font-name="Liberation Serif" officeooo:rsid="00c4e613"/>
    </style:style>
    <style:style style:name="T31" style:family="text">
      <style:text-properties style:font-name="Liberation Serif" officeooo:rsid="00d9a820"/>
    </style:style>
    <style:style style:name="T32" style:family="text">
      <style:text-properties style:font-name="Liberation Serif" fo:font-weight="normal" officeooo:rsid="00b6f144" style:font-weight-asian="normal" style:font-weight-complex="normal"/>
    </style:style>
    <style:style style:name="T33" style:family="text">
      <style:text-properties style:font-name="Liberation Serif" fo:font-weight="normal" officeooo:rsid="00b909bd" style:font-weight-asian="normal" style:font-weight-complex="normal"/>
    </style:style>
    <style:style style:name="T34" style:family="text">
      <style:text-properties style:font-name="Liberation Serif" fo:font-weight="normal" officeooo:rsid="00b5bcf7" style:font-weight-asian="normal" style:font-weight-complex="normal"/>
    </style:style>
    <style:style style:name="T35" style:family="text">
      <style:text-properties style:font-name="Liberation Serif" fo:font-weight="normal" officeooo:rsid="00db0664" style:font-weight-asian="normal" style:font-weight-complex="normal"/>
    </style:style>
    <style:style style:name="T36" style:family="text">
      <style:text-properties officeooo:rsid="00b8678c"/>
    </style:style>
    <style:style style:name="T37" style:family="text">
      <style:text-properties officeooo:rsid="00c5516c"/>
    </style:style>
    <style:style style:name="T38" style:family="text">
      <style:text-properties officeooo:rsid="00c6fc2a"/>
    </style:style>
    <style:style style:name="T39" style:family="text">
      <style:text-properties officeooo:rsid="00c8acc7"/>
    </style:style>
    <style:style style:name="T40" style:family="text">
      <style:text-properties officeooo:rsid="00ca2a56"/>
    </style:style>
    <style:style style:name="T41" style:family="text">
      <style:text-properties officeooo:rsid="00d0ab36"/>
    </style:style>
    <style:style style:name="T42" style:family="text">
      <style:text-properties officeooo:rsid="00d3754c"/>
    </style:style>
    <style:style style:name="T43" style:family="text">
      <style:text-properties officeooo:rsid="00d4cd9a"/>
    </style:style>
    <style:style style:name="T44" style:family="text">
      <style:text-properties officeooo:rsid="00d56f54"/>
    </style:style>
    <style:style style:name="T45" style:family="text">
      <style:text-properties officeooo:rsid="00d7a297"/>
    </style:style>
    <style:style style:name="T46" style:family="text">
      <style:text-properties officeooo:rsid="00dc7459"/>
    </style:style>
    <style:style style:name="T47" style:family="text">
      <style:text-properties officeooo:rsid="00dd82a9"/>
    </style:style>
    <style:style style:name="T48" style:family="text">
      <style:text-properties officeooo:rsid="00dd82a9" fo:background-color="#ffff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1. INTRODUCTION </text:p>
      <text:p text:style-name="P1">1.1 <text:s/>Purpose </text:p>
      <text:p text:style-name="Standard"/>
      <text:p text:style-name="Standard"><text:tab/>The goal of this project is to enhance the quality of document layout analysis and OCR for printed (non-handwritten) technical/scientific <text:span text:style-name="T15">public domain</text:span> documents which may contain displayed/inline equations, matrices, illustrations, graphs, etc. Automated processing of such documents requires both physical and logical layout analysis techniques to be employed in order to segment and <text:span text:style-name="T6">then</text:span> classify zones of interest for correct processing. <text:span text:style-name="T41">After physical layout analysis is carried out,</text:span> <text:span text:style-name="T41">r</text:span>egions corresponding to illustrations, plain text, matrices, and mathematical formulas all must be classified so that they <text:span text:style-name="T37">can </text:span>be processed correctly. The application <text:span text:style-name="T7">of</text:span> thi<text:span text:style-name="T41">s project </text:span>is in automated processing of digitized public domain text books, articles, dissertations, etc (or non public domain documents with author/publisher consent and due legal permission). Automated document processing has seen widespread use in industrial settings (i.e. automated processing of bank notes or postage envelopes) as well as for Assistive Technology in aiding the blind and/or visually impaired in their accessibility to <text:span text:style-name="T8">information</text:span>. More controversially, document layout analysis and OCR has found use in the “Google Books Initiative” whose founders <text:span text:style-name="T15">have </text:span>envisioned a veritable <text:span text:style-name="T4">o</text:span>nline “Library of Alexandria” from which all of the world's knowledge <text:span text:style-name="T8">could instantly be</text:span> acquired <text:span text:style-name="T42">freely </text:span>from anywhere.</text:p>
      <text:p text:style-name="P4"><text:span text:style-name="T21"><text:tab/></text:span><text:span text:style-name="T22">The purpose of this work is </text:span><text:span text:style-name="T31">thus</text:span><text:span text:style-name="T22"> to develop and evaluate an equation detector </text:span><text:span text:style-name="T31">to</text:span><text:span text:style-name="T22"> obtain favorable accuracy on a wide range of pages </text:span><text:span text:style-name="T31">of</text:span><text:span text:style-name="T22"> printed public domain text, </text:span><text:span text:style-name="T30">compare</text:span><text:span text:style-name="T22"> th</text:span><text:span text:style-name="T31">is</text:span><text:span text:style-name="T23"> </text:span><text:span text:style-name="T30">equation detector’s</text:span><text:span text:style-name="T22"> </text:span><text:span text:style-name="T31">accuracy to that </text:span><text:span text:style-name="T22">of </text:span><text:span text:style-name="T24">Tesseract’s default implementation</text:span><text:span text:style-name="T22">, </text:span><text:span text:style-name="T26">and </text:span><text:span text:style-name="T29">to </text:span><text:span text:style-name="T30">evaluate classifier </text:span><text:span text:style-name="T26">performance under a wide variety of inputs.</text:span></text:p>
      <text:p text:style-name="Standard"><text:span text:style-name="T2"><text:tab/></text:span></text:p>
      <text:p text:style-name="P1">1.2 <text:s/>Problem Statement and Project Scope</text:p>
      <text:p text:style-name="P2"/>
      <text:p text:style-name="P5"><text:tab/>Currently, the <text:span text:style-name="T9">commercial</text:span> OCR system<text:span text:style-name="T38"> best </text:span>suitable in handling scientific documents is Masakazu Suzuki's “Infty Reader” which can accurately recognize <text:span text:style-name="T39">a wide variety of c</text:span>omplex mathematical equations as well as matrices, assuming that they are first properly isolated from other, non-math, regions of text. While some of the system's shortcomings can be attributed to the merging or breaking of characters during image scanning, <text:span text:style-name="T9">most</text:span> of the system's errors can be attributed to the improper isolation of the math regions from non-math regions. The system isolates regions of interest based solely upon analysis of the output of a commercial OCR system, Abby Fine Reader. Regions which appear to be “junk output” are deemed as candidates for math recognition. <text:s/>Infty Reader <text:span text:style-name="T9">sidesteps</text:span> the problem of physical and logical layout analysis, relying solely upon whatever physical and logical layout analysis is performed by the proprietary Abby Fine Reader system utilized. The Infty Reader system's degree of document understanding prior to recognition, <text:span text:style-name="T16">therefore,</text:span> is entirely at the mercy of false positive recognition<text:span text:style-name="T17">s</text:span> and/<text:span text:style-name="T11">or</text:span> layout <text:span text:style-name="T12">analysis</text:span> errors made by Abby Fine Reader, which, in and of itself, was not even designed with the layout analysis <text:span text:style-name="T13">of</text:span> scientific/<text:span text:style-name="T43">mathematical</text:span> documents in mind. </text:p>
      <text:p text:style-name="P5"><text:span text:style-name="T14"><text:tab/>Meanwhile, t</text:span>he “Google Books Initiative” project <text:span text:style-name="T10">has</text:span> spurred <text:span text:style-name="T40">a great amount of </text:span>interest in <text:span text:style-name="T44">the</text:span> automated processing of <text:span text:style-name="T14">a wide variety of </text:span>documents ranging from ancient texts, magazines<text:span text:style-name="T14">, </text:span>articles, <text:span text:style-name="T14">to scientific/mathematical textbooks, dissertations, etc</text:span> in over fifty languages. An experimental equation <text:soft-page-break/>detector, <text:span text:style-name="T45">for instance,</text:span> <text:span text:style-name="T18">was</text:span> implemented <text:span text:style-name="T18">as part of</text:span> <text:span text:style-name="T36">Google’s</text:span> 2011 release of their open source OCR engine, <text:span text:style-name="T18">Tesseract</text:span>. <text:span text:style-name="T19">Upon performing a preliminary evaluation of the equation detector on several pages of a public domain calculus text book (Advanced Calculus by Edwin Bidwell circa </text:span><text:span text:style-name="T20">1911), it was found that fewer than a fourth of the equation </text:span><text:span text:style-name="T27">zones </text:span><text:span text:style-name="T20">were </text:span><text:span text:style-name="T21">fully </text:span><text:span text:style-name="T20">segmented. </text:span><text:span text:style-name="T22">Of all of these</text:span><text:span text:style-name="T21"> fully segmented equation zones, </text:span><text:span text:style-name="T22">none of them were without at least some false positive pixels and/or under/</text:span><text:span text:style-name="T28">over</text:span><text:span text:style-name="T22">-segmentations</text:span><text:span text:style-name="T21">. </text:span></text:p>
      <text:p text:style-name="Standard"><text:span text:style-name="T1"><text:tab/></text:span><text:span text:style-name="T2">The primary goal of this project is to design, implement, and test a system which can accurately </text:span><text:span text:style-name="T3">detect and segment regions of text which correspond to mathematical equations and/or expressions. </text:span><text:span text:style-name="T32">While the general layout analysis framework of Tesseract will be utilized for this work, a new equation detector implementation will override Tesseract’s default one. The performance of Tesseract’s document layout analysis framework will be evaluated both under the default equation detector and the newly implemented one, </text:span><text:span text:style-name="T33">t</text:span><text:span text:style-name="T32">he results will be compared, </text:span><text:span text:style-name="T33">and experiments will be carried out on a variety of text formats in order to gain insight into how best to increase accuracy over a wide variety of documents while avoiding the problem of overtraining </text:span><text:span text:style-name="T35">to the largest extent possible</text:span><text:span text:style-name="T33">.</text:span><text:span text:style-name="T32"> </text:span><text:span text:style-name="T34"><text:s/></text:span></text:p>
      <text:p text:style-name="P3"/>
      <text:p text:style-name="P6"/>
      <text:p text:style-name="P1">1.3 <text:s/>Overview </text:p>
      <text:p text:style-name="Standard"><text:span text:style-name="T48">TODO:</text:span><text:span text:style-name="T47"> </text:span>Provide an overview of this document and its organization. <text:line-break/></text:p>
      <text:p text:style-name="Standard"/>
      <text:p text:style-name="P1">2. <text:s/>SYSTEM OVERVIEW </text:p>
      <text:p text:style-name="Standard">Give a general description of the functionality, context and design of your project. Provide any </text:p>
      <text:p text:style-name="Standard">background information if necessary. </text:p>
      <text:p text:style-name="Standard"/>
      <text:p text:style-name="P1">3. SYSTEM ARCHITECTURE </text:p>
      <text:p text:style-name="P1">3.1 <text:s/>Architectural Design </text:p>
      <text:p text:style-name="Standard">Develop a <text:s/>modular program structure and explain the relationships <text:s/>between the <text:s/>modules to </text:p>
      <text:p text:style-name="Standard">achieve <text:s/>the <text:s/>complete <text:s/>functionality <text:s/>of <text:s/>the <text:s/>system. <text:s/>This <text:s/>is <text:s/>a <text:s/>high <text:s/>level <text:s/>overview <text:s/>of <text:s/>how </text:p>
      <text:p text:style-name="Standard">responsibilities of the system were partitioned and then assigned to subsystems. Identify each </text:p>
      <text:p text:style-name="Standard">high <text:s/>level <text:s/>subsystem <text:s/>and <text:s/>the <text:s/>roles <text:s/>or <text:s/>responsibilities <text:s/>assigned <text:s/>to <text:s/>it. <text:s/>Describe <text:s/>how <text:s/>these </text:p>
      <text:p text:style-name="Standard">subsystems collaborate with each other in order to achieve the desired functionality. Don’t go </text:p>
      <text:p text:style-name="Standard">into too much detail about the individual subsystems. The main purpose is to gain a general </text:p>
      <text:p text:style-name="Standard">understanding <text:s/>of <text:s/>how <text:s/>and <text:s/>why <text:s/>the <text:s/>system <text:s/>was <text:s/>decomposed, <text:s/>and <text:s/>how <text:s/>the <text:s/>individual <text:s/>parts </text:p>
      <text:p text:style-name="Standard">work together. <text:s/>Provide a diagram <text:s/>showing the major subsystems and data repositories and </text:p>
      <text:p text:style-name="Standard">their interconnections. Describe the diagram if required. </text:p>
      <text:p text:style-name="Standard"/>
      <text:p text:style-name="P1">3.2 <text:s/>Decomposition Description </text:p>
      <text:p text:style-name="Standard">Provide a decomposition of the subsystems in the architectural design. <text:s/>Supplement with text </text:p>
      <text:p text:style-name="Standard">as needed. You may choose to give a functional description or an object­oriented description. </text:p>
      <text:p text:style-name="Standard">For <text:s/>a <text:s/>functional <text:s/>description, <text:s/>put <text:s/>top­level <text:s/>data <text:s/>flow <text:s/>diagram <text:s/>(DFD) <text:s/>and <text:s/>structural </text:p>
      <text:p text:style-name="Standard">decomposition <text:s/>diagrams. <text:s/>For <text:s/>an <text:s/>OO <text:s/>description, <text:s/>put <text:s/>subsystem <text:s/>model, <text:s/>object <text:s/>diagrams, </text:p>
      <text:p text:style-name="Standard">generalization <text:s/>hierarchy <text:s/>diagram(s) <text:s/>(if <text:s/>any), <text:s/>aggregation <text:s/>hierarchy <text:s/>diagram(s) <text:s/>(if <text:s/>any), </text:p>
      <text:p text:style-name="Standard">interface specifications, and sequence diagrams here. </text:p>
      <text:p text:style-name="Standard"/>
      <text:p text:style-name="P1">3.3 <text:s/>Design Rationale </text:p>
      <text:p text:style-name="Standard">Discuss the rationale for selecting the architecture described in 3.1 including critical <text:s/>issues </text:p>
      <text:p text:style-name="Standard">and <text:s/>trade/offs <text:s/>that <text:s/>were <text:s/>considered. <text:s/>You <text:s/>may <text:s/>discuss <text:s/>other <text:s/>architectures <text:s/>that <text:s/>were </text:p>
      <text:p text:style-name="Standard">considered, provided that you explain why you didn’t choose them. </text:p>
      <text:p text:style-name="Standard"/>
      <text:p text:style-name="P1"><text:soft-page-break/>4. DATA DESIGN </text:p>
      <text:p text:style-name="P1">4.1 <text:s/>Data Description </text:p>
      <text:p text:style-name="Standard">Explain how the information domain of your system is transformed into data structures. </text:p>
      <text:p text:style-name="Standard">Describe how the major data or system entities are stored, processed and organized. List any </text:p>
      <text:p text:style-name="Standard">databases or data storage items. </text:p>
      <text:p text:style-name="Standard"/>
      <text:p text:style-name="P1">4.2 <text:s/>Data Dictionary </text:p>
      <text:p text:style-name="Standard">Alphabetically list the system entities or major data along with their types and descriptions. If </text:p>
      <text:p text:style-name="Standard">you <text:s/>provided <text:s/>a <text:s/>functional <text:s/>description <text:s/>in <text:s/>Section <text:s/>3.2, <text:s/>list <text:s/>all <text:s/>the <text:s/>functions <text:s/>and <text:s/>function </text:p>
      <text:p text:style-name="Standard">parameters. If you provided an OO description, list the objects and its attributes, methods and </text:p>
      <text:p text:style-name="Standard">method parameters. </text:p>
      <text:p text:style-name="Standard"/>
      <text:p text:style-name="P1">5. COMPONENT DESIGN </text:p>
      <text:p text:style-name="Standard">In this section, we take a closer look at what each component does in a more systematic way. If </text:p>
      <text:p text:style-name="Standard">you gave a functional description in section 3.2, provide a summary of your algorithm for each </text:p>
      <text:p text:style-name="Standard">function <text:s/>listed <text:s/>in <text:s/>3.2 <text:s/>in <text:s/>procedural <text:s/>description <text:s/>language <text:s/>(PDL) <text:s/>or <text:s/>pseudocode. If <text:s/>you <text:s/>gave <text:s/>an </text:p>
      <text:p text:style-name="Standard">OO description, summarize each object member function for all the objects listed in 3.2 in PDL </text:p>
      <text:p text:style-name="Standard">or pseudocode. <text:s/>Describe any local data when necessary. </text:p>
      <text:p text:style-name="Standard"/>
      <text:p text:style-name="P1">6. HUMAN INTERFACE DESIGN </text:p>
      <text:p text:style-name="P1">6.1 <text:s/>Overview of User Interface </text:p>
      <text:p text:style-name="Standard">Describe <text:s/>the <text:s/>functionality <text:s/>of <text:s/>the <text:s/>system <text:s/>from <text:s/>the <text:s/>user’s <text:s/>perspective. <text:s/>Explain <text:s/>how <text:s/>the <text:s/>user </text:p>
      <text:p text:style-name="Standard">will <text:s/>be <text:s/>able <text:s/>to <text:s/>use <text:s/>your <text:s/>system <text:s/>to <text:s/>complete <text:s/>all <text:s/>the <text:s/>expected <text:s/>features <text:s/>and <text:s/>the <text:s/>feedback </text:p>
      <text:p text:style-name="Standard">information that will be displayed for the user. </text:p>
      <text:p text:style-name="Standard"/>
      <text:p text:style-name="P1">6.2 <text:s/>Screen Images </text:p>
      <text:p text:style-name="Standard">Display <text:s/>screenshots <text:s/>showing <text:s/>the <text:s/>interface <text:s/>from <text:s/>the <text:s/>user’s <text:s/>perspective. <text:s/>These <text:s/>can <text:s/>be <text:s/>hand­ </text:p>
      <text:p text:style-name="Standard">drawn or <text:s/>you can use an automated drawing tool. <text:s/>Just <text:s/>make them as <text:s/>accurate as possible. </text:p>
      <text:p text:style-name="Standard">(Graph paper works well.) </text:p>
      <text:p text:style-name="Standard"/>
      <text:p text:style-name="P1">6.3 <text:s/>Screen Objects and Actions </text:p>
      <text:p text:style-name="Standard">A discussion of screen objects and actions associated with those objects. </text:p>
      <text:p text:style-name="Standard"/>
      <text:p text:style-name="P1">7. REQUIREMENTS M ATRIX </text:p>
      <text:p text:style-name="Standard">Provide a cross­reference that traces components and data structures to the requirements in your </text:p>
      <text:p text:style-name="Standard">SRS document. </text:p>
      <text:p text:style-name="Standard">Use <text:s/>a <text:s/>tabular <text:s/>format <text:s/>to <text:s/>show <text:s/>which <text:s/>system <text:s/>components <text:s/>satisfy <text:s/>each <text:s/>of <text:s/>the <text:s/>functional </text:p>
      <text:p text:style-name="Standard">requirements from the SRS. <text:s/>Refer to the functional requirements by the numbers/codes that you </text:p>
      <text:p text:style-name="Standard">gave them in the SRS. </text:p>
      <text:p text:style-name="Standard"/>
      <text:p text:style-name="Standard"><text:span text:style-name="T1">8. APPENDICES</text:span> </text:p>
      <text:p text:style-name="Standard">This section is optional. </text:p>
      <text:p text:style-name="Standard"/>
      <text:p text:style-name="Standard">Appendices may be included, either directly or by reference, to provide supporting details that could </text:p>
      <text:p text:style-name="Standard">aid in the understanding of the Software Design Docu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monospace" svg:font-family="monospace, fixed"/>
    <style:font-face style:name="Liberation Serif1" svg:font-family="'Liberation Serif'" style:font-family-generic="roman"/>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Lohit Devanagar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Bruce</meta:initial-creator>
    <meta:creation-date>2013-06-11T18:20:29</meta:creation-date>
    <meta:generator>LibreOffice/4.1.0.4$Linux_X86_64 LibreOffice_project/410$Build-4</meta:generator>
    <dc:date>2013-08-23T17:40:21.946715819</dc:date>
    <dc:creator>Jake </dc:creator>
    <meta:editing-duration>PT22H21M34S</meta:editing-duration>
    <meta:editing-cycles>181</meta:editing-cycles>
    <meta:document-statistic meta:table-count="0" meta:image-count="0" meta:object-count="0" meta:page-count="3" meta:paragraph-count="73" meta:word-count="1307" meta:character-count="8874" meta:non-whitespace-character-count="7377"/>
  </office:meta>
</office:document-meta>
</file>